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715" officeooo:paragraph-rsid="001017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9:07:20.857529603</meta:creation-date>
    <dc:date>2015-05-04T09:08:24.585334934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6.2$Linux_x86 LibreOffice_project/d50a87b2e514536ed401c18000dad4660b6a169e</meta:generator>
  </office:meta>
</office:document-meta>
</file>